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135.3pt"/>
    </style:style>
    <style:style style:name="co7" style:family="table-column">
      <style:table-column-properties fo:break-before="auto" style:column-width="166.96pt"/>
    </style:style>
    <style:style style:name="co8" style:family="table-column">
      <style:table-column-properties fo:break-before="auto" style:column-width="173.14pt"/>
    </style:style>
    <style:style style:name="co9" style:family="table-column">
      <style:table-column-properties fo:break-before="auto" style:column-width="209.4pt"/>
    </style:style>
    <style:style style:name="co10" style:family="table-column">
      <style:table-column-properties fo:break-before="auto" style:column-width="215.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uble_whitebox_exp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ecision_recall_exp</text:p>
          </table:table-cell>
          <table:table-cell office:value-type="string" calcext:value-type="string">
            <text:p>precision_recall_baseline</text:p>
          </table:table-cell>
          <table:table-cell office:value-type="string" calcext:value-type="string">
            <text:p>exp_ndcg_at_3</text:p>
          </table:table-cell>
          <table:table-cell office:value-type="string" calcext:value-type="string">
            <text:p>baseline_ndcg_at_3</text:p>
          </table:table-cell>
          <table:table-cell office:value-type="string" calcext:value-type="string">
            <text:p>exp_ndcg_at_5</text:p>
          </table:table-cell>
          <table:table-cell office:value-type="string" calcext:value-type="string">
            <text:p>baseline_ndcg_at_5</text:p>
          </table:table-cell>
          <table:table-cell office:value-type="string" calcext:value-type="string">
            <text:p>baseline_ndcg_at_10</text:p>
          </table:table-cell>
          <table:table-cell office:value-type="string" calcext:value-type="string">
            <text:p>exp_ndcg_at_10</text:p>
          </table:table-cell>
          <table:table-cell office:value-type="string" calcext:value-type="string">
            <text:p>number_item_rated_by_user</text:p>
          </table:table-cell>
          <table:table-cell office:value-type="string" calcext:value-type="string">
            <text:p>precision_recall_in_k_neighborhood</text:p>
          </table:table-cell>
          <table:table-cell office:value-type="string" calcext:value-type="string">
            <text:p>precision_recall_out_k_neighborhood</text:p>
          </table:table-cell>
          <table:table-cell office:value-type="string" calcext:value-type="string">
            <text:p>precision_recall_baseline_in_k_neighborhood</text:p>
          </table:table-cell>
          <table:table-cell office:value-type="string" calcext:value-type="string">
            <text:p>precision_recall_baseline_out_k_neighborhood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236338919678404" calcext:value-type="float">
            <text:p>0.02363389196784</text:p>
          </table:table-cell>
          <table:table-cell office:value-type="float" office:value="836" calcext:value-type="float">
            <text:p>83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22348663946339" calcext:value-type="float">
            <text:p>0.622348663946339</text:p>
          </table:table-cell>
          <table:table-cell office:value-type="float" office:value="0" calcext:value-type="float">
            <text:p>0</text:p>
          </table:table-cell>
          <table:table-cell office:value-type="float" office:value="0.450750939061699" calcext:value-type="float">
            <text:p>0.450750939061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603665060179" calcext:value-type="float">
            <text:p>0.342603665060179</text:p>
          </table:table-cell>
          <table:table-cell office:value-type="float" office:value="879" calcext:value-type="float">
            <text:p>87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1750883282897" calcext:value-type="float">
            <text:p>0.141750883282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158647967386" calcext:value-type="float">
            <text:p>0.104158647967386</text:p>
          </table:table-cell>
          <table:table-cell office:value-type="float" office:value="436" calcext:value-type="float">
            <text:p>43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264308049183" calcext:value-type="float">
            <text:p>0.21264308049183</text:p>
          </table:table-cell>
          <table:table-cell office:value-type="float" office:value="0.258454263985157" calcext:value-type="float">
            <text:p>0.25845426398515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628485038603553" calcext:value-type="float">
            <text:p>0.628485038603553</text:p>
          </table:table-cell>
          <table:table-cell office:value-type="float" office:value="0" calcext:value-type="float">
            <text:p>0</text:p>
          </table:table-cell>
          <table:table-cell office:value-type="float" office:value="0.608308961784118" calcext:value-type="float">
            <text:p>0.608308961784118</text:p>
          </table:table-cell>
          <table:table-cell office:value-type="float" office:value="0.14394504504373" calcext:value-type="float">
            <text:p>0.14394504504373</text:p>
          </table:table-cell>
          <table:table-cell office:value-type="float" office:value="0.129211369426151" calcext:value-type="float">
            <text:p>0.129211369426151</text:p>
          </table:table-cell>
          <table:table-cell office:value-type="float" office:value="0.534950589248311" calcext:value-type="float">
            <text:p>0.534950589248311</text:p>
          </table:table-cell>
          <table:table-cell office:value-type="float" office:value="128" calcext:value-type="float">
            <text:p>12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68054312600383" calcext:value-type="float">
            <text:p>0.05680543126003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26320958319733" calcext:value-type="float">
            <text:p>0.326320958319733</text:p>
          </table:table-cell>
          <table:table-cell office:value-type="float" office:value="0" calcext:value-type="float">
            <text:p>0</text:p>
          </table:table-cell>
          <table:table-cell office:value-type="float" office:value="0.2121228619592" calcext:value-type="float">
            <text:p>0.2121228619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43599933807" calcext:value-type="float">
            <text:p>0.14643599933807</text:p>
          </table:table-cell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4479321490336" calcext:value-type="float">
            <text:p>0.204479321490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51685480488" calcext:value-type="float">
            <text:p>0.14651685480488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417197473935671" calcext:value-type="float">
            <text:p>0.417197473935671</text:p>
          </table:table-cell>
          <table:table-cell office:value-type="float" office:value="0" calcext:value-type="float">
            <text:p>0</text:p>
          </table:table-cell>
          <table:table-cell office:value-type="float" office:value="0.296252822179825" calcext:value-type="float">
            <text:p>0.296252822179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012793876986" calcext:value-type="float">
            <text:p>0.208012793876986</text:p>
          </table:table-cell>
          <table:table-cell office:value-type="float" office:value="1055" calcext:value-type="float">
            <text:p>105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23964554892918" calcext:value-type="float">
            <text:p>0.092396455489292</text:p>
          </table:table-cell>
          <table:table-cell office:value-type="float" office:value="0.133987509709827" calcext:value-type="float">
            <text:p>0.13398750970982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67032042618886" calcext:value-type="float">
            <text:p>0.267032042618886</text:p>
          </table:table-cell>
          <table:table-cell office:value-type="float" office:value="0" calcext:value-type="float">
            <text:p>0</text:p>
          </table:table-cell>
          <table:table-cell office:value-type="float" office:value="0.195270239985563" calcext:value-type="float">
            <text:p>0.195270239985563</text:p>
          </table:table-cell>
          <table:table-cell office:value-type="float" office:value="0.146007800877981" calcext:value-type="float">
            <text:p>0.146007800877981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304582463729799" calcext:value-type="float">
            <text:p>0.304582463729799</text:p>
          </table:table-cell>
          <table:table-cell office:value-type="float" office:value="0" calcext:value-type="float">
            <text:p>0</text:p>
          </table:table-cell>
          <table:table-cell office:value-type="float" office:value="0.216274776468721" calcext:value-type="float">
            <text:p>0.216274776468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181270886009" calcext:value-type="float">
            <text:p>0.171181270886009</text:p>
          </table:table-cell>
          <table:table-cell office:value-type="float" office:value="2698" calcext:value-type="float">
            <text:p>269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5431425304023" calcext:value-type="float">
            <text:p>0.08543142530402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35138874136081" calcext:value-type="float">
            <text:p>0.135138874136081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0720587149286" calcext:value-type="float">
            <text:p>0.062072058714929</text:p>
          </table:table-cell>
          <table:table-cell office:value-type="float" office:value="0" calcext:value-type="float">
            <text:p>0</text:p>
          </table:table-cell>
          <table:table-cell office:value-type="float" office:value="0.0626684413216245" calcext:value-type="float">
            <text:p>0.062668441321625</text:p>
          </table:table-cell>
          <table:table-cell office:value-type="float" office:value="0.0516667122736707" calcext:value-type="float">
            <text:p>0.051666712273671</text:p>
          </table:table-cell>
          <table:table-cell office:value-type="float" office:value="167" calcext:value-type="float">
            <text:p>16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466780204858" calcext:value-type="float">
            <text:p>0.027646678020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4585537513553" calcext:value-type="float">
            <text:p>0.022458553751355</text:p>
          </table:table-cell>
          <table:table-cell office:value-type="float" office:value="520" calcext:value-type="float">
            <text:p>52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1735080199749" calcext:value-type="float">
            <text:p>0.391735080199749</text:p>
          </table:table-cell>
          <table:table-cell office:value-type="float" office:value="0.401987333866282" calcext:value-type="float">
            <text:p>0.40198733386628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99113599440402" calcext:value-type="float">
            <text:p>0.099113599440402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7839534453749" calcext:value-type="float">
            <text:p>0.11783953445374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473072032483369" calcext:value-type="float">
            <text:p>0.473072032483369</text:p>
          </table:table-cell>
          <table:table-cell office:value-type="float" office:value="0" calcext:value-type="float">
            <text:p>0</text:p>
          </table:table-cell>
          <table:table-cell office:value-type="float" office:value="0.309050492512164" calcext:value-type="float">
            <text:p>0.309050492512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29819953098" calcext:value-type="float">
            <text:p>0.21029819953098</text:p>
          </table:table-cell>
          <table:table-cell office:value-type="float" office:value="273" calcext:value-type="float">
            <text:p>27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48907009503725" calcext:value-type="float">
            <text:p>0.04489070095037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82362057360743" calcext:value-type="float">
            <text:p>0.482362057360743</text:p>
          </table:table-cell>
          <table:table-cell office:value-type="float" office:value="0" calcext:value-type="float">
            <text:p>0</text:p>
          </table:table-cell>
          <table:table-cell office:value-type="float" office:value="0.326909580402411" calcext:value-type="float">
            <text:p>0.326909580402411</text:p>
          </table:table-cell>
          <table:table-cell office:value-type="float" office:value="0.280639173237833" calcext:value-type="float">
            <text:p>0.28063917323783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23795006100588" calcext:value-type="float">
            <text:p>0.072379500610059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24688211873743" calcext:value-type="float">
            <text:p>0.524688211873743</text:p>
          </table:table-cell>
          <table:table-cell office:value-type="float" office:value="0" calcext:value-type="float">
            <text:p>0</text:p>
          </table:table-cell>
          <table:table-cell office:value-type="float" office:value="0.346656143911118" calcext:value-type="float">
            <text:p>0.346656143911118</text:p>
          </table:table-cell>
          <table:table-cell office:value-type="float" office:value="0.254617393128917" calcext:value-type="float">
            <text:p>0.25461739312891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formula="of:=AVERAGE([.A2:.A51])" office:value-type="float" office:value="0.026" calcext:value-type="float">
            <text:p>0.026</text:p>
          </table:table-cell>
          <table:table-cell table:formula="of:=AVERAGE([.B2:.B51])" office:value-type="float" office:value="0.048" calcext:value-type="float">
            <text:p>0.048</text:p>
          </table:table-cell>
          <table:table-cell table:formula="of:=AVERAGE([.C2:.C51])" office:value-type="float" office:value="0.0554401326203693" calcext:value-type="float">
            <text:p>0.055440132620369</text:p>
          </table:table-cell>
          <table:table-cell table:formula="of:=AVERAGE([.D2:.D51])" office:value-type="float" office:value="0.0254816462370675" calcext:value-type="float">
            <text:p>0.025481646237068</text:p>
          </table:table-cell>
          <table:table-cell table:formula="of:=AVERAGE([.E2:.E51])" office:value-type="float" office:value="0.0505741959094875" calcext:value-type="float">
            <text:p>0.050574195909488</text:p>
          </table:table-cell>
          <table:table-cell table:formula="of:=AVERAGE([.F2:.F51])" office:value-type="float" office:value="0.0341911125104739" calcext:value-type="float">
            <text:p>0.034191112510474</text:p>
          </table:table-cell>
          <table:table-cell table:formula="of:=AVERAGE([.G2:.G51])" office:value-type="float" office:value="0.0455834470341699" calcext:value-type="float">
            <text:p>0.04558344703417</text:p>
          </table:table-cell>
          <table:table-cell table:formula="of:=AVERAGE([.H2:.H51])" office:value-type="float" office:value="0.0392383435741134" calcext:value-type="float">
            <text:p>0.039238343574113</text:p>
          </table:table-cell>
          <table:table-cell table:formula="of:=AVERAGE([.I2:.I51])" office:value-type="float" office:value="632.18" calcext:value-type="float">
            <text:p>632.18</text:p>
          </table:table-cell>
          <table:table-cell table:formula="of:=AVERAGE([.J2:.J51])" office:value-type="float" office:value="0.052" calcext:value-type="float">
            <text:p>0.052</text:p>
          </table:table-cell>
          <table:table-cell table:formula="of:=AVERAGE([.K2:.K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STDEV([.A2:.A51])" office:value-type="float" office:value="0.0564602081296272" calcext:value-type="float">
            <text:p>0.056460208129627</text:p>
          </table:table-cell>
          <table:table-cell table:formula="of:=STDEV([.B2:.B51])" office:value-type="float" office:value="0.0838852471765897" calcext:value-type="float">
            <text:p>0.08388524717659</text:p>
          </table:table-cell>
          <table:table-cell table:formula="of:=STDEV([.C2:.C51])" office:value-type="float" office:value="0.158161478658633" calcext:value-type="float">
            <text:p>0.158161478658633</text:p>
          </table:table-cell>
          <table:table-cell table:formula="of:=STDEV([.D2:.D51])" office:value-type="float" office:value="0.105638126147154" calcext:value-type="float">
            <text:p>0.105638126147154</text:p>
          </table:table-cell>
          <table:table-cell table:formula="of:=STDEV([.E2:.E51])" office:value-type="float" office:value="0.126724830583828" calcext:value-type="float">
            <text:p>0.126724830583828</text:p>
          </table:table-cell>
          <table:table-cell table:formula="of:=STDEV([.F2:.F51])" office:value-type="float" office:value="0.0941828386246901" calcext:value-type="float">
            <text:p>0.09418283862469</text:p>
          </table:table-cell>
          <table:table-cell table:formula="of:=STDEV([.G2:.G51])" office:value-type="float" office:value="0.0889546576764355" calcext:value-type="float">
            <text:p>0.088954657676436</text:p>
          </table:table-cell>
          <table:table-cell table:formula="of:=STDEV([.H2:.H51])" office:value-type="float" office:value="0.101101769076164" calcext:value-type="float">
            <text:p>0.101101769076164</text:p>
          </table:table-cell>
          <table:table-cell table:formula="of:=STDEV([.I2:.I51])" office:value-type="float" office:value="637.051617105822" calcext:value-type="float">
            <text:p>637.051617105822</text:p>
          </table:table-cell>
          <table:table-cell table:formula="of:=STDEV([.J2:.J51])" office:value-type="float" office:value="0.112920416259254" calcext:value-type="float">
            <text:p>0.112920416259254</text:p>
          </table:table-cell>
          <table:table-cell table:formula="of:=STDEV([.K2:.K51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cision_recall_exp</text:p>
          </table:table-cell>
          <table:table-cell office:value-type="string" calcext:value-type="string">
            <text:p>precision_recall_baseline</text:p>
          </table:table-cell>
          <table:table-cell office:value-type="string" calcext:value-type="string">
            <text:p>exp_ndcg_at_3</text:p>
          </table:table-cell>
          <table:table-cell office:value-type="string" calcext:value-type="string">
            <text:p>baseline_ndcg_at_3</text:p>
          </table:table-cell>
          <table:table-cell office:value-type="string" calcext:value-type="string">
            <text:p>exp_ndcg_at_5</text:p>
          </table:table-cell>
          <table:table-cell office:value-type="string" calcext:value-type="string">
            <text:p>baseline_ndcg_at_5</text:p>
          </table:table-cell>
          <table:table-cell office:value-type="string" calcext:value-type="string">
            <text:p>baseline_ndcg_at_10</text:p>
          </table:table-cell>
          <table:table-cell office:value-type="string" calcext:value-type="string">
            <text:p>exp_ndcg_at_10</text:p>
          </table:table-cell>
          <table:table-cell office:value-type="string" calcext:value-type="string">
            <text:p>number_item_rated_by_user</text:p>
          </table:table-cell>
          <table:table-cell office:value-type="string" calcext:value-type="string">
            <text:p>precision_recall_in_k_neighborhood</text:p>
          </table:table-cell>
          <table:table-cell office:value-type="string" calcext:value-type="string">
            <text:p>precision_recall_out_k_neighborhood</text:p>
          </table:table-cell>
          <table:table-cell office:value-type="string" calcext:value-type="string">
            <text:p>precision_recall_baseline_in_k_neighborhood</text:p>
          </table:table-cell>
          <table:table-cell office:value-type="string" calcext:value-type="string">
            <text:p>precision_recall_baseline_out_k_neighborh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6T01:01:51.570779504</dc:date>
    <meta:editing-duration>PT10H54M36S</meta:editing-duration>
    <meta:editing-cycles>1</meta:editing-cycles>
    <meta:document-statistic meta:table-count="1" meta:cell-count="698" meta:object-count="0"/>
    <meta:generator>LibreOffice/6.0.7.3$Linux_X86_64 LibreOffice_project/00m0$Build-3</meta:generator>
  </office:meta>
</office:document-meta>
</file>